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1965in" loext:contextual-spacing="false"/>
      <style:text-properties style:font-name="Arial" fo:language="en" fo:country="US" fo:font-weight="normal" officeooo:paragraph-rsid="000cb798" fo:background-color="transparent"/>
    </style:style>
    <style:style style:name="P2"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3ad33" officeooo:paragraph-rsid="004a304e" style:text-blinking="false" fo:background-color="transparent" style:font-size-asian="11pt" style:font-size-complex="11pt"/>
    </style:style>
    <style:style style:name="P3"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3ad33" officeooo:paragraph-rsid="002155df" style:text-blinking="false" fo:background-color="transparent" style:font-size-asian="11pt" style:font-size-complex="11pt"/>
    </style:style>
    <style:style style:name="P4"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155df" officeooo:paragraph-rsid="004a304e" style:text-blinking="false" fo:background-color="transparent" style:font-size-asian="11pt" style:font-size-complex="11pt"/>
    </style:style>
    <style:style style:name="P5"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45f0ab" officeooo:paragraph-rsid="004a304e" style:text-blinking="false" fo:background-color="transparent" style:font-size-asian="11pt" style:font-size-complex="11pt"/>
    </style:style>
    <style:style style:name="P6"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4e5f52" officeooo:paragraph-rsid="004e5f52" style:text-blinking="false" fo:background-color="transparent" style:font-size-asian="11pt" style:font-size-complex="11pt"/>
    </style:style>
    <style:style style:name="P7"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491b78" officeooo:paragraph-rsid="00491b78" style:text-blinking="false" fo:background-color="transparent" style:font-size-asian="11pt" style:font-size-complex="11pt"/>
    </style:style>
    <style:style style:name="P8"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paragraph-rsid="00491b78" style:text-blinking="false" fo:background-color="transparent" style:font-size-asian="11pt" style:font-size-complex="11pt"/>
    </style:style>
    <style:style style:name="P9"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638efc" officeooo:paragraph-rsid="006a3a2f" style:text-blinking="false" fo:background-color="transparent" style:font-size-asian="11pt" style:font-weight-asian="normal" style:font-size-complex="11pt" style:font-weight-complex="normal"/>
    </style:style>
    <style:style style:name="P10"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45f0ab" officeooo:paragraph-rsid="0045f0ab" style:text-blinking="false" fo:background-color="transparent" style:font-size-asian="11pt" style:font-weight-asian="bold" style:font-size-complex="11pt" style:font-weight-complex="bold"/>
    </style:style>
    <style:style style:name="P11"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4ec24d" officeooo:paragraph-rsid="004ec24d" style:text-blinking="false" fo:background-color="transparent" style:font-size-asian="11pt" style:font-weight-asian="bold" style:font-size-complex="11pt" style:font-weight-complex="bold"/>
    </style:style>
    <style:style style:name="P12"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51395a" officeooo:paragraph-rsid="005e91a0" style:text-blinking="false" fo:background-color="transparent" style:font-size-asian="11pt" style:font-weight-asian="bold" style:font-size-complex="11pt" style:font-weight-complex="bold"/>
    </style:style>
    <style:style style:name="P13"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51395a" officeooo:paragraph-rsid="005cc809" style:text-blinking="false" fo:background-color="transparent" style:font-size-asian="11pt" style:font-weight-asian="bold" style:font-size-complex="11pt" style:font-weight-complex="bold"/>
    </style:style>
    <style:style style:name="P14"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6618c1" officeooo:paragraph-rsid="006618c1" style:text-blinking="false" fo:background-color="transparent" style:font-size-asian="11pt" style:font-weight-asian="bold" style:font-size-complex="11pt" style:font-weight-complex="bold"/>
    </style:style>
    <style:style style:name="P15"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50821a" officeooo:paragraph-rsid="0050821a" style:text-blinking="false" fo:background-color="transparent" style:font-size-asian="11pt" style:font-weight-asian="bold" style:font-size-complex="11pt" style:font-weight-complex="bold"/>
    </style:style>
    <style:style style:name="P16"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italic" style:text-underline-style="none" fo:font-weight="bold" officeooo:rsid="0051395a" officeooo:paragraph-rsid="005cc809" style:text-blinking="false" fo:background-color="transparent" style:font-size-asian="11pt" style:font-style-asian="italic" style:font-weight-asian="bold" style:font-size-complex="11pt" style:font-style-complex="italic" style:font-weight-complex="bold"/>
    </style:style>
    <style:style style:name="P17" style:family="paragraph" style:parent-style-name="Text_20_body">
      <style:text-properties style:font-name="Arial" fo:language="en" fo:country="US" fo:background-color="transparent"/>
    </style:style>
    <style:style style:name="P18" style:family="paragraph" style:parent-style-name="Text_20_body">
      <style:text-properties style:font-name="Arial" fo:language="en" fo:country="US" fo:font-weight="normal" fo:background-color="transparent"/>
    </style:style>
    <style:style style:name="P1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8pt" fo:language="en" fo:country="US" fo:font-style="normal" style:text-underline-style="none" fo:font-weight="normal" style:text-blinking="false" fo:background-color="transparent"/>
    </style:style>
    <style:style style:name="P20"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 fo:font-size="11pt" fo:language="en" fo:country="US" fo:font-weight="normal" officeooo:rsid="0069a824" officeooo:paragraph-rsid="0069a824" fo:background-color="transparent" style:font-size-asian="11pt" style:font-size-complex="11pt"/>
    </style:style>
    <style:style style:name="P21" style:family="paragraph" style:parent-style-name="Text_20_body">
      <style:paragraph-properties fo:break-before="page"/>
      <style:text-properties style:font-name="Arial" fo:language="en" fo:country="US" fo:background-color="transparent"/>
    </style:style>
    <style:style style:name="P22" style:family="paragraph" style:parent-style-name="Footnote">
      <style:text-properties style:font-name="Arial" fo:font-size="11pt" fo:font-weight="normal" officeooo:rsid="00339527" officeooo:paragraph-rsid="00339527" style:font-size-asian="11pt" style:font-weight-asian="normal" style:font-size-complex="11pt" style:font-weight-complex="normal"/>
    </style:style>
    <style:style style:name="P23" style:family="paragraph" style:parent-style-name="Header">
      <style:paragraph-properties fo:text-align="end" style:justify-single-word="false"/>
    </style:style>
    <style:style style:name="T1" style:family="text">
      <style:text-properties fo:font-variant="normal" fo:text-transform="none" fo:color="#333333" fo:letter-spacing="normal" fo:font-style="normal"/>
    </style:style>
    <style:style style:name="T2" style:family="text">
      <style:text-properties style:text-underline-style="solid" style:text-underline-width="auto" style:text-underline-color="font-color" officeooo:rsid="0067ba6c"/>
    </style:style>
    <style:style style:name="T3" style:family="text">
      <style:text-properties officeooo:rsid="00155545"/>
    </style:style>
    <style:style style:name="T4" style:family="text">
      <style:text-properties fo:background-color="#ffffff" loext:char-shading-value="0"/>
    </style:style>
    <style:style style:name="T5" style:family="text">
      <style:text-properties officeooo:rsid="00155545" fo:background-color="#ffffff" loext:char-shading-value="0"/>
    </style:style>
    <style:style style:name="T6" style:family="text">
      <style:text-properties officeooo:rsid="00237ce1" fo:background-color="#ffffff" loext:char-shading-value="0"/>
    </style:style>
    <style:style style:name="T7" style:family="text">
      <style:text-properties officeooo:rsid="00259bf0" fo:background-color="#ffffff" loext:char-shading-value="0"/>
    </style:style>
    <style:style style:name="T8" style:family="text">
      <style:text-properties officeooo:rsid="002716e7" fo:background-color="#ffffff" loext:char-shading-value="0"/>
    </style:style>
    <style:style style:name="T9" style:family="text">
      <style:text-properties officeooo:rsid="00276a46" fo:background-color="#ffffff" loext:char-shading-value="0"/>
    </style:style>
    <style:style style:name="T10" style:family="text">
      <style:text-properties officeooo:rsid="0027b81f" fo:background-color="#ffffff" loext:char-shading-value="0"/>
    </style:style>
    <style:style style:name="T11" style:family="text">
      <style:text-properties officeooo:rsid="0028d0f3" fo:background-color="#ffffff" loext:char-shading-value="0"/>
    </style:style>
    <style:style style:name="T12" style:family="text">
      <style:text-properties officeooo:rsid="002d3236" fo:background-color="#ffffff" loext:char-shading-value="0"/>
    </style:style>
    <style:style style:name="T13" style:family="text">
      <style:text-properties officeooo:rsid="002ef02e" fo:background-color="#ffffff" loext:char-shading-value="0"/>
    </style:style>
    <style:style style:name="T14" style:family="text">
      <style:text-properties officeooo:rsid="003210ff" fo:background-color="#ffffff" loext:char-shading-value="0"/>
    </style:style>
    <style:style style:name="T15" style:family="text">
      <style:text-properties officeooo:rsid="003253a0" fo:background-color="#ffffff" loext:char-shading-value="0"/>
    </style:style>
    <style:style style:name="T16" style:family="text">
      <style:text-properties officeooo:rsid="004a304e" fo:background-color="#ffffff" loext:char-shading-value="0"/>
    </style:style>
    <style:style style:name="T17" style:family="text">
      <style:text-properties officeooo:rsid="0028d0f3"/>
    </style:style>
    <style:style style:name="T18" style:family="text">
      <style:text-properties style:text-position="super 58%" officeooo:rsid="00339527"/>
    </style:style>
    <style:style style:name="T19" style:family="text">
      <style:text-properties style:text-position="super 58%" officeooo:rsid="00339527" fo:background-color="#ffffff"/>
    </style:style>
    <style:style style:name="T20" style:family="text">
      <style:text-properties fo:color="#333333" fo:letter-spacing="normal" fo:font-style="italic"/>
    </style:style>
    <style:style style:name="T21" style:family="text">
      <style:text-properties officeooo:rsid="003210ff"/>
    </style:style>
    <style:style style:name="T22" style:family="text">
      <style:text-properties officeooo:rsid="003210ff" fo:background-color="#ffffff"/>
    </style:style>
    <style:style style:name="T23" style:family="text">
      <style:text-properties officeooo:rsid="004a304e"/>
    </style:style>
    <style:style style:name="T24" style:family="text">
      <style:text-properties officeooo:rsid="004ac5a6"/>
    </style:style>
    <style:style style:name="T25" style:family="text">
      <style:text-properties officeooo:rsid="004d0ccf"/>
    </style:style>
    <style:style style:name="T26" style:family="text">
      <style:text-properties fo:font-weight="normal" style:font-weight-asian="normal" style:font-weight-complex="normal"/>
    </style:style>
    <style:style style:name="T27" style:family="text">
      <style:text-properties fo:font-weight="normal" officeooo:rsid="005655b3" style:font-weight-asian="normal" style:font-weight-complex="normal"/>
    </style:style>
    <style:style style:name="T28" style:family="text">
      <style:text-properties fo:font-weight="normal" officeooo:rsid="00578381" style:font-weight-asian="normal" style:font-weight-complex="normal"/>
    </style:style>
    <style:style style:name="T29" style:family="text">
      <style:text-properties fo:font-weight="normal" officeooo:rsid="0059b306" style:font-weight-asian="normal" style:font-weight-complex="normal"/>
    </style:style>
    <style:style style:name="T30" style:family="text">
      <style:text-properties fo:font-weight="normal" officeooo:rsid="005e389f" style:font-weight-asian="normal" style:font-weight-complex="normal"/>
    </style:style>
    <style:style style:name="T31" style:family="text">
      <style:text-properties fo:font-weight="normal" officeooo:rsid="0060030f" style:font-weight-asian="normal" style:font-weight-complex="normal"/>
    </style:style>
    <style:style style:name="T32" style:family="text">
      <style:text-properties fo:font-weight="normal" officeooo:rsid="00619561" style:font-weight-asian="normal" style:font-weight-complex="normal"/>
    </style:style>
    <style:style style:name="T33" style:family="text">
      <style:text-properties style:font-name="Courier 10 Pitch" fo:font-weight="normal" style:font-weight-asian="normal" style:font-weight-complex="normal"/>
    </style:style>
    <style:style style:name="T34" style:family="text">
      <style:text-properties style:font-name="Courier 10 Pitch" fo:font-weight="normal" officeooo:rsid="0059b306" style:font-weight-asian="normal" style:font-weight-complex="normal"/>
    </style:style>
    <style:style style:name="T35" style:family="text">
      <style:text-properties style:font-name="Courier 10 Pitch" officeooo:rsid="0067ba6c"/>
    </style:style>
    <style:style style:name="T36" style:family="text">
      <style:text-properties officeooo:rsid="0067ba6c"/>
    </style:style>
    <style:style style:name="T37" style:family="text">
      <style:text-properties officeooo:rsid="0069a824"/>
    </style:style>
    <style:style style:name="T38" style:family="text">
      <style:text-properties officeooo:rsid="00237ce1"/>
    </style:style>
    <style:style style:name="T39" style:family="text">
      <style:text-properties officeooo:rsid="00259bf0"/>
    </style:style>
    <style:style style:name="T40" style:family="text">
      <style:text-properties officeooo:rsid="002716e7"/>
    </style:style>
    <style:style style:name="T41" style:family="text">
      <style:text-properties officeooo:rsid="0027b81f"/>
    </style:style>
    <style:style style:name="T42" style:family="text">
      <style:text-properties officeooo:rsid="00276a46"/>
    </style:style>
    <style:style style:name="T43" style:family="text">
      <style:text-properties officeooo:rsid="002d3236"/>
    </style:style>
    <style:style style:name="T44" style:family="text">
      <style:text-properties officeooo:rsid="002ef02e"/>
    </style:style>
    <style:style style:name="T45" style:family="text">
      <style:text-properties officeooo:rsid="003253a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31d0e187-6750-85cb-38de-6886fd0ee1a8"/><text:line-break/><text:line-break/><text:line-break/><text:line-break/></text:p>
      <text:p text:style-name="P1"/>
      <text:p text:style-name="P1"/>
      <text:p text:style-name="P1"><text:line-break/></text:p>
      <text:p text:style-name="P1"/>
      <text:p text:style-name="P1"/>
      <text:p text:style-name="P19">B1 Information Engineering Project</text:p>
      <text:p text:style-name="P19">Calibrating a Digital Camera for Computer Vision</text:p>
      <text:p text:style-name="P17"/>
      <text:p text:style-name="P19"/>
      <text:p text:style-name="P18"><text:line-break/><text:line-break/></text:p>
      <text:p text:style-name="P21"/>
      <text:p text:style-name="P10">1. Introduction</text:p>
      <text:p text:style-name="P5"><text:span text:style-name="T23">Distances in an image or photograph can be measured somewhat accurately by defining and quantifying the camera. </text:span>The aim of this project <text:span text:style-name="T24">is</text:span> to create a program that <text:span text:style-name="T25">calibrates a fixed focus camera model</text:span> <text:span text:style-name="T24">and to assess the performance of the code</text:span>.</text:p>
      <text:p text:style-name="P6">The model developed uses calibration grid images to build a matrix describing the camera characteristics. The model takes into account _____________________</text:p>
      <text:p text:style-name="P6"/>
      <text:p text:style-name="P10">2. K-matrix Estimation</text:p>
      <text:p text:style-name="P7">Test</text:p>
      <text:p text:style-name="P10">3. K-matrix Optimisation</text:p>
      <text:p text:style-name="P7">Text</text:p>
      <text:p text:style-name="P10">4. Stopping <text:span text:style-name="T23">Criterion</text:span></text:p>
      <text:p text:style-name="P7">Text</text:p>
      <text:p text:style-name="P10">5. Writing code</text:p>
      <text:p text:style-name="P7">Text</text:p>
      <text:p text:style-name="P11">6. Error vector</text:p>
      <text:p text:style-name="P12"><text:span text:style-name="T26">The</text:span> <text:span text:style-name="T26">error between the predicted points and measured points were calculated by first building a </text:span><text:span text:style-name="T33">2n</text:span><text:span text:style-name="T26"> by </text:span><text:span text:style-name="T33">1</text:span><text:span text:style-name="T26"> </text:span><text:span text:style-name="T30">error </text:span><text:span text:style-name="T26">vector containing the </text:span><text:span text:style-name="T33">u</text:span><text:span text:style-name="T26"> point</text:span><text:span text:style-name="T27"> differences</text:span><text:span text:style-name="T26"> followed by the </text:span><text:span text:style-name="T33">v</text:span><text:span text:style-name="T26"> points, where </text:span><text:span text:style-name="T33">n</text:span><text:span text:style-name="T26"> is the total number of points. </text:span><text:span text:style-name="T31">To find the error vector, t</text:span><text:span text:style-name="T29">wo new matrices were built from </text:span><text:span text:style-name="T34">Correspond</text:span><text:span text:style-name="T29"> points in the consensus set, </text:span><text:span text:style-name="T31">one for the measured points and another for the predicted points</text:span><text:span text:style-name="T29">. </text:span><text:span text:style-name="T31">The predicted point locations in camera coordinates were found by using the axis-angle representation and the origin translation vector to build a rotation matrix relating grid coordinates to the camera frame. </text:span><text:span text:style-name="T32">The rotation matrix was then used to transform the calibration grid coordinates into camera coordinates to obtain the predicted positions. The difference between the predicted and actual points were then subtracted and added to the error vector. </text:span></text:p>
      <text:p text:style-name="P13"><text:span text:style-name="T27"/></text:p>
      <text:p text:style-name="P16"><text:span text:style-name="T27">First the angle-axis representation </text:span><text:span text:style-name="T28">built from the homography </text:span><text:span text:style-name="T27">was decoded </text:span><text:span text:style-name="T28">into angle and axis components, </text:span><text:span text:style-name="T27">and the rodriguesRotation function was used to produce a rotation matrix relating grid coordinates to predicted camera position coordinates. </text:span></text:p>
      <text:p text:style-name="P14"><text:span text:style-name="T26">Maybe include some comments about how well this code performs, what was used to optimise it ????????</text:span></text:p>
      <text:p text:style-name="P14"><text:span text:style-name="T26"/></text:p>
      <text:p text:style-name="P11">7. Calculating the Jacobian</text:p>
      <text:p text:style-name="P9">The Jacobian is a matrix of the partial derivatives of a function. This program takes advantage of the fact that the change of parameters for one image does not affect the other images. Therefore, the Jacobian can be calculated individually for each image and the total Jacobian has a block structure. <text:span text:style-name="T36">The function </text:span><text:span text:style-name="T35">singleImageJacobian</text:span><text:span text:style-name="T36"> calculates two blocks, the </text:span><text:span text:style-name="T2">K-matrix Jacobian and the Frame Jacobian</text:span><text:span text:style-name="T36">. </text:span></text:p>
      <text:p text:style-name="P9"><text:soft-page-break/></text:p>
      <text:p text:style-name="P9"><text:span text:style-name="T36">Because variables in the blocks have different units, it is important to scale *********************************** scale things</text:span></text:p>
      <text:p text:style-name="P9"/>
      <text:p text:style-name="P9"/>
      <text:p text:style-name="P15">Code Performance</text:p>
      <text:p text:style-name="P10">8. Conclusion</text:p>
      <text:p text:style-name="P8"/>
      <text:p text:style-name="P4">Further stages of development are required to achieve a fully functional product. <text:span text:style-name="T3">For this business idea to be commercially viable, it would need to have an intuitive user interface. It may also benefit from being exported to another language or platform rather than MATLAB. </text:span></text:p>
      <text:p text:style-name="P4">A potential GUI for this program would consist of some interface that allows the user to <text:span text:style-name="T38">upload</text:span> a number of calibration images as well as an image of an object. <text:span text:style-name="T23">An end user could specify points of interest and the program could use the calculated matrix to find distances between the points.</text:span></text:p>
      <text:p text:style-name="P2"><text:span text:style-name="T38">W</text:span>hile MATLAB is an ideal environment for writing and testing the code, the <text:span text:style-name="T21">product</text:span> <text:span text:style-name="T17">could</text:span> reach a larger audience <text:span text:style-name="T39">if it were written in a more readily available platform. MATLAB is proprietary software that requires a license with a prohibitively high cost. Although MATLAB codes can be run by third-party services, such as the open-source Octave, the product would be much more streamlined if it could be run on a machine without the need to resort to either installing MATLAB or using an online service. Furthermore, MATLAB is an interpreted language, so the program is slower than if it were written with a compiled language. Using a compiled language could benefit the runtime and performance of this program since the program, once deployed, will most likely not need many changes.</text:span><text:span text:style-name="T18"><text:note text:id="ftn1" text:note-class="footnote"><text:note-citation>1</text:note-citation><text:note-body><text:p text:style-name="P22"><text:span text:style-name="T1">Tranquillo, J. V. (2011). </text:span><text:span text:style-name="T20">MATLAB for engineering and the life sciences</text:span><text:span text:style-name="T1">. San Rafael, CA: Morgan &amp; Claypool .</text:span></text:p></text:note-body></text:note></text:span><text:span text:style-name="T18"> </text:span><text:span text:style-name="T21">The intellectual property in this product might also be easier to protect with a compiled language.</text:span></text:p>
      <text:p text:style-name="P3"/>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3T21:40:41.075439413</meta:creation-date>
    <meta:editing-duration>PT22H22M3S</meta:editing-duration>
    <meta:editing-cycles>43</meta:editing-cycles>
    <meta:generator>LibreOffice/5.1.4.2$Linux_X86_64 LibreOffice_project/10m0$Build-2</meta:generator>
    <dc:date>2017-01-10T14:31:03.853646927</dc:date>
    <meta:document-statistic meta:table-count="0" meta:image-count="0" meta:object-count="0" meta:page-count="3" meta:paragraph-count="30" meta:word-count="629" meta:character-count="3948" meta:non-whitespace-character-count="3335"/>
  </office:meta>
</office:document-meta>
</file>